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top="0in" fo:margin-bottom="0.0835in"/>
    </style:style>
    <style:style style:name="P4" style:family="paragraph" style:parent-style-name="Text_20_body">
      <style:paragraph-properties fo:margin-top="0in" fo:margin-bottom="0in"/>
    </style:style>
    <style:style style:name="P5" style:family="paragraph" style:parent-style-name="Text_20_body">
      <style:paragraph-properties fo:margin-top="0in" fo:margin-bottom="0in"/>
      <style:text-properties fo:color="#429ae1" style:text-line-through-style="none" style:text-underline-style="none" style:text-blinking="false" fo:background-color="transparent"/>
    </style:style>
    <style:style style:name="P6" style:family="paragraph" style:parent-style-name="Text_20_body">
      <style:paragraph-properties fo:margin-left="0.0626in" fo:margin-right="0.0626in" fo:margin-top="0.0626in" fo:margin-bottom="0.0626in" fo:orphans="2" fo:widows="2" fo:text-indent="0in" style:auto-text-indent="false" fo:padding="0in" fo:border="none"/>
    </style:style>
    <style:style style:name="P7" style:family="paragraph" style:parent-style-name="Preformatted_20_Text">
      <style:paragraph-properties fo:margin-top="0in" fo:margin-bottom="0.1965in" fo:background-color="#f0f0f0">
        <style:background-image/>
      </style:paragraph-properties>
    </style:style>
    <style:style style:name="P8" style:family="paragraph" style:parent-style-name="Preformatted_20_Text">
      <style:paragraph-properties fo:background-color="#f0f0f0">
        <style:background-image/>
      </style:paragraph-properties>
    </style:style>
    <style:style style:name="P9" style:family="paragraph" style:parent-style-name="Preformatted_20_Text">
      <style:paragraph-properties fo:background-color="#f0f0f0">
        <style:background-image/>
      </style:paragraph-properties>
      <style:text-properties fo:font-weight="normal"/>
    </style:style>
    <style:style style:name="T1" style:family="text">
      <style:text-properties fo:font-variant="normal" fo:text-transform="none" fo:color="#ffffff" style:font-name="Helvetica" fo:font-size="11.25pt" fo:letter-spacing="normal" fo:font-style="normal" fo:font-weight="bold"/>
    </style:style>
    <style:style style:name="T2" style:family="text">
      <style:text-properties fo:font-variant="normal" fo:text-transform="none" fo:color="#a6a6a6" style:font-name="Helvetica" fo:font-size="11.25pt" fo:letter-spacing="normal" fo:font-style="normal" fo:font-weight="bold"/>
    </style:style>
    <style:style style:name="T3" style:family="text">
      <style:text-properties fo:font-variant="normal" fo:text-transform="none" fo:color="#949494" style:text-line-through-style="none" style:font-name="Helvetica" fo:font-size="11.25pt" fo:letter-spacing="normal" fo:font-style="normal" style:text-underline-style="none" fo:font-weight="bold" style:text-blinking="false" fo:background-color="#ffffff"/>
    </style:style>
    <style:style style:name="T4" style:family="text">
      <style:text-properties fo:color="#429ae1" style:text-line-through-style="none" style:font-name="Consolas" fo:font-size="9pt" style:text-underline-style="none" fo:font-weight="bold" style:text-blinking="false" fo:background-color="transparent"/>
    </style:style>
    <style:style style:name="T5" style:family="text">
      <style:text-properties fo:color="#429ae1" style:text-line-through-style="none" style:font-name="Consolas" fo:font-size="9pt" style:text-underline-style="none" fo:font-weight="normal" style:text-blinking="false" fo:background-color="transparent"/>
    </style:style>
    <style:style style:name="T6" style:family="text">
      <style:text-properties fo:color="#429ae1" style:text-line-through-style="none" style:font-name="Consolas" fo:font-size="9pt" style:text-underline-style="none" style:text-blinking="false" fo:background-color="transparent"/>
    </style:style>
    <style:style style:name="T7" style:family="text">
      <style:text-properties fo:color="#429ae1" style:text-line-through-style="none" style:text-underline-style="none" style:text-blinking="false" fo:background-color="transparen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background-color="#666666" style:background-transparency="0%" fo:padding="0in" fo:border="non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mmunity.invoiceplane.com/uploads/default/original/2X/7/7ff6235baabbf4228e0b93f949a4bb7de486a595.png" text:style-name="Internet_20_link" text:visited-style-name="Visited_20_Internet_20_Link"><text:span text:style-name="T7">Hello. My instance of IP at the moment is for a wholesale client. He gives the invoice to the purchaser (corporate) and a packing list to the retailer (store manager). It wasn’t hard to create and here is how I did it if others are interested in it.</text:span></text:a></text:p>
      <text:list xml:id="list8562520170406955841" text:style-name="L1">
        <text:list-item>
          <text:p text:style-name="P1"><text:a xlink:type="simple" xlink:href="https://community.invoiceplane.com/uploads/default/original/2X/7/7ff6235baabbf4228e0b93f949a4bb7de486a595.png" text:style-name="Internet_20_link" text:visited-style-name="Visited_20_Internet_20_Link"><text:span text:style-name="T7">Updated Invoice Controller</text:span></text:a></text:p>
        </text:list-item>
      </text:list>
      <text:p text:style-name="P8"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4">public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6"> 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4">function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6"> 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4">generate_pkgpdf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6">($invoice_id, $stream = true, $invoice_template = 'packingList.php')</text:span></text:span></text:a></text:p>
      <text:p text:style-name="P8"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7"><text:s text:c="4"/>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6">{</text:span></text:span></text:a></text:p>
      <text:p text:style-name="P8"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7"><text:s text:c="8"/>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4">$this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6">-&gt;load-&gt;helper('pdf');</text:span></text:span></text:a></text:p>
      <text:p text:style-name="P8"><text:a xlink:type="simple" xlink:href="https://community.invoiceplane.com/uploads/default/original/2X/7/7ff6235baabbf4228e0b93f949a4bb7de486a595.png" text:style-name="Internet_20_link" text:visited-style-name="Visited_20_Internet_20_Link"><text:span text:style-name="T7"/></text:a></text:p>
      <text:p text:style-name="P8"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7"><text:s text:c="8"/>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6">generate_invoice_pdf($invoice_id, $stream, $invoice_template, 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4">null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6">);</text:span></text:span></text:a></text:p>
      <text:p text:style-name="P7"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7"><text:s text:c="4"/>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6">}</text:span></text:span></text:a></text:p>
      <text:list xml:id="list4922603044608078003" text:style-name="L2">
        <text:list-item>
          <text:p text:style-name="P2"><text:a xlink:type="simple" xlink:href="https://community.invoiceplane.com/uploads/default/original/2X/7/7ff6235baabbf4228e0b93f949a4bb7de486a595.png" text:style-name="Internet_20_link" text:visited-style-name="Visited_20_Internet_20_Link"><text:span text:style-name="T7">duplicated the default invoiceplane template, renamed it to ‘packingList.php’, and stripped the price columns out.</text:span></text:a></text:p>
        </text:list-item>
        <text:list-item>
          <text:p text:style-name="P2"><text:a xlink:type="simple" xlink:href="https://community.invoiceplane.com/uploads/default/original/2X/7/7ff6235baabbf4228e0b93f949a4bb7de486a595.png" text:style-name="Internet_20_link" text:visited-style-name="Visited_20_Internet_20_Link"><text:span text:style-name="T7">added an additional headerbar option item in the ‘view’ invoice view<text:line-break/>–not so clean but does the trick.</text:span></text:a></text:p>
        </text:list-item>
      </text:list>
      <text:p text:style-name="P9"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6">&lt;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4">li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6">&gt;</text:span></text:span></text:a></text:p>
      <text:p text:style-name="P8"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7"><text:s text:c="20"/>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5">&lt;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4">a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5"> href="../generate_pkgpdf/&lt;?=$invoice_id?&gt;" target="blank"&gt;</text:span></text:span></text:a></text:p>
      <text:p text:style-name="P8"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7"><text:s text:c="24"/>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5">&lt;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4">i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5"> class="fa fa-print fa-margin"&gt;&lt;/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4">i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5">&gt;</text:span></text:span></text:a></text:p>
      <text:p text:style-name="P8"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7"><text:s text:c="24"/>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6">Packing List</text:span></text:span></text:a></text:p>
      <text:p text:style-name="P8"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7"><text:s text:c="20"/>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5">&lt;/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4">a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5">&gt;</text:span></text:span></text:a></text:p>
      <text:p text:style-name="P7"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7"><text:s text:c="16"/>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5">&lt;/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4">li</text:span></text:span></text:a><text:a xlink:type="simple" xlink:href="https://community.invoiceplane.com/uploads/default/original/2X/7/7ff6235baabbf4228e0b93f949a4bb7de486a595.png" text:style-name="Internet_20_link" text:visited-style-name="Visited_20_Internet_20_Link"><text:span text:style-name="Source_20_Text"><text:span text:style-name="T5">&gt;</text:span></text:span></text:a></text:p>
      <text:p text:style-name="P5"><text:a xlink:type="simple" xlink:href="https://community.invoiceplane.com/uploads/default/original/2X/7/7ff6235baabbf4228e0b93f949a4bb7de486a595.png" text:style-name="Internet_20_link" text:visited-style-name="Visited_20_Internet_20_Link"/></text:p>
      <text:p text:style-name="P4"><draw:frame draw:style-name="fr1" draw:name="Frame1" text:anchor-type="char" svg:width="4.6354in" draw:z-index="0"><draw:text-box fo:min-height="0.0161in"><text:p text:style-name="P6"><text:span text:style-name="T2"/></text:p></draw:text-box></draw:frame><text:a xlink:type="simple" xlink:href="https://community.invoiceplane.com/uploads/default/original/2X/7/7ff6235baabbf4228e0b93f949a4bb7de486a595.png" text:style-name="Internet_20_link" text:visited-style-name="Visited_20_Internet_20_Link"><text:span text:style-name="T7"/></text:a></text:p>
      <text:p text:style-name="Standard"/>
      <text:p text:style-name="Standard">Author: <text:a xlink:type="simple" xlink:href="https://community.invoiceplane.com/u/jdmdigital" text:style-name="Internet_20_link" text:visited-style-name="Visited_20_Internet_20_Link"><text:span text:style-name="T3">jdmdigital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3S</meta:editing-duration>
    <meta:editing-cycles>3</meta:editing-cycles>
    <meta:generator>OpenOffice/4.1.6$Win32 OpenOffice.org_project/416m1$Build-9790</meta:generator>
    <dc:date>2019-10-19T18:22:44.62</dc:date>
    <meta:document-statistic meta:table-count="0" meta:image-count="0" meta:object-count="0" meta:page-count="1" meta:paragraph-count="16" meta:word-count="117" meta:character-count="963"/>
    <meta:user-defined meta:name="Info 1"/>
    <meta:user-defined meta:name="Info 2"/>
    <meta:user-defined meta:name="Info 3"/>
    <meta:user-defined meta:name="Info 4"/>
  </office:meta>
</office:document-meta>
</file>